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oxygen" svg:font-family="oxygen, 'Century Gothic'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1e6b94" style:font-name="oxygen" fo:font-size="18pt" fo:letter-spacing="normal" fo:font-style="normal" fo:font-weight="bold"/>
    </style:style>
    <style:style style:name="P2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e6b94" style:font-name="oxygen" fo:font-size="18pt" fo:letter-spacing="normal" fo:font-style="normal" fo:font-weight="bold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oxygen" fo:font-size="14pt" fo:letter-spacing="normal" fo:font-style="normal" fo:font-weight="bold"/>
    </style:style>
    <style:style style:name="T2" style:family="text">
      <style:text-properties fo:font-variant="normal" fo:text-transform="none" fo:color="#000000" style:font-name="oxygen" fo:font-size="14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ee6600" style:text-line-through-style="none" style:font-name="oxygen" fo:font-size="14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Qu'est ce que HTML?</text:h>
      <text:p text:style-name="P3"><text:span text:style-name="T1">HTML</text:span><text:span text:style-name="T3"> </text:span><text:span text:style-name="T2">(HyperText Markup Language) est un langage de description (dit de marquage) de pages Web. Il permet de présenter les documents </text:span><text:span text:style-name="T1">hypertextes</text:span><text:span text:style-name="T3"> </text:span><text:span text:style-name="T2">destinés à être affichés sur le navigateur. Il s'agit d'un langage </text:span><text:a xlink:type="simple" xlink:href="https://www.chiny.me/glossaire.php#cote-client" text:style-name="Internet_20_link" text:visited-style-name="Visited_20_Internet_20_Link"><text:span text:style-name="T4">coté client</text:span></text:a><text:span text:style-name="T3"> </text:span><text:span text:style-name="T2">(tout comme </text:span><text:a xlink:type="simple" xlink:href="https://www.chiny.me/feuilles-de-style-css-cascading-style-sheets-5.php" text:style-name="Internet_20_link" text:visited-style-name="Visited_20_Internet_20_Link"><text:span text:style-name="T4">CSS</text:span></text:a><text:span text:style-name="T3"> </text:span><text:span text:style-name="T2">et </text:span><text:a xlink:type="simple" xlink:href="https://www.chiny.me/apprendre-javascript-pour-rendre-vos-pages-web-interactives-6.php" text:style-name="Internet_20_link" text:visited-style-name="Visited_20_Internet_20_Link"><text:span text:style-name="T4">Javascript</text:span></text:a><text:span text:style-name="T2">). Il est supporté et développé par </text:span><text:a xlink:type="simple" xlink:href="https://www.chiny.me/glossaire.php#w3c" text:style-name="Internet_20_link" text:visited-style-name="Visited_20_Internet_20_Link"><text:span text:style-name="T4">W3C</text:span></text:a><text:span text:style-name="T2">.</text:span><text:line-break/><text:line-break/><text:span text:style-name="T2">L'origine du HTML remonte au début du Web. En effet, il a été inventé vers les années 1989 afin qu'il puisse présenter les documents qui circulent sur la toile et établir des liens entre eux à travers les liens hypertextes (ou hyperliens).</text:span> </text:p>
      <text:p text:style-name="P3"/>
      <text:h text:style-name="P2" text:outline-level="1">Versions du langage</text:h>
      <text:p text:style-name="P3"><text:span text:style-name="T2">En 1989 HTML1.0 est apparu, il se basait sur les spécifications du standard </text:span><text:a xlink:type="simple" xlink:href="https://fr.wikipedia.org/wiki/Standard_Generalized_Markup_Language" office:target-frame-name="_blank" xlink:show="new" text:style-name="Internet_20_link" text:visited-style-name="Visited_20_Internet_20_Link"><text:span text:style-name="T4">SGML (Standard Generalized Markup Language)</text:span></text:a><text:span text:style-name="T3"> </text:span><text:span text:style-name="T2">qui est aussi un langage de description à balises. Puis HTML2.0 a vu le jour en 1995. En 1997, HTML3 puis HTML4 sont apparus.</text:span><text:line-break/><text:line-break/><text:span text:style-name="T2">HTML4 est la version du langage la plus populaire, elle est toujours supportée de nos jours malgré l’apparition du standard HTML5 qui constitue une révolution dans le monde du Web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oxygen" svg:font-family="oxygen, 'Century Gothic'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11$Win32 OpenOffice.org_project/4111m1$Build-9808</meta:generator>
    <dc:date>2021-11-29T15:09:21.01</dc:date>
    <meta:document-statistic meta:table-count="0" meta:image-count="0" meta:object-count="0" meta:page-count="1" meta:paragraph-count="4" meta:word-count="168" meta:character-count="1000"/>
    <meta:user-defined meta:name="Info 1"/>
    <meta:user-defined meta:name="Info 2"/>
    <meta:user-defined meta:name="Info 3"/>
    <meta:user-defined meta:name="Info 4"/>
  </office:meta>
</office:document-meta>
</file>